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6">
          <table:table-cell table:number-columns-repeated="65"/>
        </table:table-row>
        <table:table-row table:style-name="ro6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3"/>
        </table:named-expressions>
      </table:table>
      <table:named-expressions/>
      <table:database-ranges>
        <table:database-range table:name="__Anonymous_Sheet_DB__0" table:target-range-address="Foglio1.A1:Foglio1.N3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8:36:56.28671536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18:44:32.365313540</dc:date>
    <meta:editing-cycles>237</meta:editing-cycles>
    <meta:editing-duration>P5DT19H44M7S</meta:editing-duration>
    <meta:generator>LibreOffice/7.5.7.1$Linux_X86_64 LibreOffice_project/50$Build-1</meta:generator>
    <meta:document-statistic meta:table-count="1" meta:cell-count="4004" meta:object-count="0"/>
  </office:meta>
</office:document-meta>
</file>